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Heiti TC Light" fo:font-size="12.0pt" fo:background-color="#868686"/>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老羊   |  2020.05.07 11:56   |   <text:a xlink:type="simple" xlink:href="http://palinfo.habago.org/Entry?Command=Information_PrintForum&amp;#FORUM39161"><text:span text:style-name="T1">#</text:span></text:a></text:p>
      <text:p text:style-name="P3">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2">陳真   |  2020.05.07 10:55   |   <text:a xlink:type="simple" xlink:href="http://palinfo.habago.org/Entry?Command=Information_PrintForum&amp;#FORUM39160"><text:span text:style-name="T1">#</text:span></text:a></text:p>
      <text:p text:style-name="P4">(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2">鄭豐遠   |  2020.05.07 09:05   |   <text:a xlink:type="simple" xlink:href="http://palinfo.habago.org/Entry?Command=Information_PrintForum&amp;#FORUM39159"><text:span text:style-name="T1">#</text:span></text:a></text:p>
      <text:p text:style-name="P3">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2">鄭豐遠   |  2020.05.07 08:57   |   <text:a xlink:type="simple" xlink:href="http://palinfo.habago.org/Entry?Command=Information_PrintForum&amp;#FORUM39158"><text:span text:style-name="T1">#</text:span></text:a></text:p>
      <text:p text:style-name="P4">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2">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2">老羊   |  2020.05.07 08:44   |   <text:a xlink:type="simple" xlink:href="http://palinfo.habago.org/Entry?Command=Information_PrintForum&amp;#FORUM39157"><text:span text:style-name="T1">#</text:span></text:a></text:p>
      <text:p text:style-name="P3">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2">https://youtu.be/pWMOROuvFm4</text:span></text:a><text:s/><text:line-break/><text:line-break/>再看這個 <text:line-break/><text:a xlink:type="simple" xlink:href="https://youtu.be/cv-lpwvvllc"><text:span text:style-name="T2">https://youtu.be/cv-lpwvvllc</text:span></text:a><text:s/><text:line-break/><text:line-break/>看完如果有興趣，不妨再去觀視頻多挖些翟教授的視頻，可以學到不少好料。</text:p>
      <text:p text:style-name="P2">鄭豐遠   |  2020.05.07 07:26   |   <text:a xlink:type="simple" xlink:href="http://palinfo.habago.org/Entry?Command=Information_PrintForum&amp;#FORUM39156"><text:span text:style-name="T1">#</text:span></text:a></text:p>
      <text:p text:style-name="P4">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2">陳真   |  2020.05.06 20:58   |   <text:a xlink:type="simple" xlink:href="http://palinfo.habago.org/Entry?Command=Information_PrintForum&amp;#FORUM39155"><text:span text:style-name="T1">#</text:span></text:a></text:p>
      <text:p text:style-name="P3"><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2">陳真   |  2020.05.06 19:07   |   <text:a xlink:type="simple" xlink:href="http://palinfo.habago.org/Entry?Command=Information_PrintForum&amp;#FORUM39154"><text:span text:style-name="T1">#</text:span></text:a></text:p>
      <text:p text:style-name="P4">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2">陳真   |  2020.05.06 19:01   |   <text:a xlink:type="simple" xlink:href="http://palinfo.habago.org/Entry?Command=Information_PrintForum&amp;#FORUM39153"><text:span text:style-name="T1">#</text:span></text:a></text:p>
      <text:p text:style-name="P3">(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2">懷軒   |  2020.05.06 18:08   |   <text:a xlink:type="simple" xlink:href="http://palinfo.habago.org/Entry?Command=Information_PrintForum&amp;#FORUM39152"><text:span text:style-name="T1">#</text:span></text:a></text:p>
      <text:p text:style-name="P4">剛剛看到這新聞，太誇張了，這麼巧？肯定有鬼，根本就是滅口吧！ <text:line-break/><text:a xlink:type="simple" xlink:href="https://reurl.cc/8GXxbb"><text:span text:style-name="T2">https://reurl.cc/8GXxbb</text:span></text:a><text:s/><text:line-break/><text:line-break/>懷軒</text:p>
      <text:p text:style-name="P2">陳真   |  2020.05.06 16:33   |   <text:a xlink:type="simple" xlink:href="http://palinfo.habago.org/Entry?Command=Information_PrintForum&amp;#FORUM39151"><text:span text:style-name="T1">#</text:span></text:a></text:p>
      <text:p text:style-name="P3">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2">穎芝   |  2020.05.06 13:33   |   <text:a xlink:type="simple" xlink:href="http://palinfo.habago.org/Entry?Command=Information_PrintForum&amp;#FORUM39150"><text:span text:style-name="T1">#</text:span></text:a></text:p>
      <text:p text:style-name="P5"><text:span text:style-name="T3">該咎責的是立法委員，而不是法官⋯ <text:line-break/></text:span><text:a xlink:type="simple" xlink:href="https://youtu.be/LqWmNPqnLK8"><text:span text:style-name="T4">https://youtu.be/LqWmNPqnLK8</text:span></text:a></text:p>
      <text:p text:style-name="P2">張欲為   |  2020.05.06 12:59   |   <text:a xlink:type="simple" xlink:href="http://palinfo.habago.org/Entry?Command=Information_PrintForum&amp;iPage=1#FORUM39149"><text:span text:style-name="T1">#</text:span></text:a></text:p>
      <text:p text:style-name="P3">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2">陳真   |  2020.05.06 10:21   |   <text:a xlink:type="simple" xlink:href="http://palinfo.habago.org/Entry?Command=Information_PrintForum&amp;iPage=1#FORUM39148"><text:span text:style-name="T1">#</text:span></text:a></text:p>
      <text:p text:style-name="P6"><text:a xlink:type="simple" xlink:href="https://bit.ly/2WrBcnQ"><text:span text:style-name="T4">https://bit.ly/2WrBcnQ</text:span></text:a></text:p>
      <text:p text:style-name="P2">陳真   |  2020.05.06 03:40   |   <text:a xlink:type="simple" xlink:href="http://palinfo.habago.org/Entry?Command=Information_PrintForum&amp;iPage=1#FORUM39147"><text:span text:style-name="T1">#</text:span></text:a></text:p>
      <text:p text:style-name="P3">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2">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2">陳真   |  2020.05.05 20:58   |   <text:a xlink:type="simple" xlink:href="http://palinfo.habago.org/Entry?Command=Information_PrintForum&amp;iPage=1#FORUM39146"><text:span text:style-name="T1">#</text:span></text:a></text:p>
      <text:p text:style-name="P4">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2">陳真   |  2020.05.05 10:54   |   <text:a xlink:type="simple" xlink:href="http://palinfo.habago.org/Entry?Command=Information_PrintForum&amp;#FORUM39145"><text:span text:style-name="T1">#</text:span></text:a></text:p>
      <text:p text:style-name="P3">我看了一下內容： <text:line-break/><text:line-break/><text:a xlink:type="simple" xlink:href="https://bit.ly/3dcb3ju"><text:span text:style-name="T2">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2">穎芝   |  2020.05.05 10:38   |   <text:a xlink:type="simple" xlink:href="http://palinfo.habago.org/Entry?Command=Information_PrintForum&amp;#FORUM39144"><text:span text:style-name="T1">#</text:span></text:a></text:p>
      <text:p text:style-name="P4">科學人最新一期導讀：《2020年5月號《科學人》雜誌－透視新冠病毒》 <text:line-break/><text:a xlink:type="simple" xlink:href="https://youtu.be/fM5xmrlIk5w"><text:span text:style-name="T2">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2">https://sa.ylib.com/Catalog.aspx?id=292</text:span></text:a><text:s/><text:line-break/><text:line-break/></text:p>
      <text:p text:style-name="P2">衛思燕   |  2020.05.05 01:14   |   <text:a xlink:type="simple" xlink:href="http://palinfo.habago.org/Entry?Command=Information_PrintForum&amp;iPage=1#FORUM39143"><text:span text:style-name="T1">#</text:span></text:a></text:p>
      <text:p text:style-name="P3">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2">https://www.youtube.com/watch?v=iKcWu0tsiZM</text:span></text:a><text:s/><text:line-break/><text:line-break/>要看中文字幕的在底下: <text:line-break/><text:a xlink:type="simple" xlink:href="https://www.youtube.com/watch?v=lt7AD6f8y2o"><text:span text:style-name="T2">https://www.youtube.com/watch?v=lt7AD6f8y2o</text:span></text:a></text:p>
      <text:p text:style-name="P2">陳真   |  2020.05.04 20:25   |   <text:a xlink:type="simple" xlink:href="http://palinfo.habago.org/Entry?Command=Information_PrintForum&amp;iPage=1#FORUM39142"><text:span text:style-name="T1">#</text:span></text:a></text:p>
      <text:p text:style-name="P4">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2">孫從輔   |  2020.05.04 12:56   |   <text:a xlink:type="simple" xlink:href="http://palinfo.habago.org/Entry?Command=Information_PrintForum&amp;iPage=1#FORUM39141"><text:span text:style-name="T1">#</text:span></text:a></text:p>
      <text:p text:style-name="P3">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2">陳真   |  2020.05.04 12:42   |   <text:a xlink:type="simple" xlink:href="http://palinfo.habago.org/Entry?Command=Information_PrintForum&amp;iPage=1#FORUM39140"><text:span text:style-name="T1">#</text:span></text:a></text:p>
      <text:p text:style-name="P4">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2">陳真   |  2020.05.04 11:55   |   <text:a xlink:type="simple" xlink:href="http://palinfo.habago.org/Entry?Command=Information_PrintForum&amp;iPage=1#FORUM39139"><text:span text:style-name="T1">#</text:span></text:a></text:p>
      <text:p text:style-name="P3">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2">陳真   |  2020.05.04 01:09   |   <text:a xlink:type="simple" xlink:href="http://palinfo.habago.org/Entry?Command=Information_PrintForum&amp;iPage=1#FORUM39138"><text:span text:style-name="T1">#</text:span></text:a></text:p>
      <text:p text:style-name="P4">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2">陳真   |  2020.05.04 01:03   |   <text:a xlink:type="simple" xlink:href="http://palinfo.habago.org/Entry?Command=Information_PrintForum&amp;iPage=1#FORUM39137"><text:span text:style-name="T1">#</text:span></text:a></text:p>
      <text:p text:style-name="P3">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2">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2">孫從輔   |  2020.05.03 10:05   |   <text:a xlink:type="simple" xlink:href="http://palinfo.habago.org/Entry?Command=Information_PrintForum&amp;iPage=1#FORUM39134"><text:span text:style-name="T1">#</text:span></text:a></text:p>
      <text:p text:style-name="P4">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2">穎芝   |  2020.05.02 23:23   |   <text:a xlink:type="simple" xlink:href="http://palinfo.habago.org/Entry?Command=Information_PrintForum&amp;iPage=1#FORUM39133"><text:span text:style-name="T1">#</text:span></text:a></text:p>
      <text:p text:style-name="P3">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2">https://tinyurl.com/y8yo2ora</text:span></text:a><text:s/><text:line-break/><text:line-break/></text:p>
      <text:p text:style-name="P2">鄭豐遠   |  2020.05.01 15:19   |   <text:a xlink:type="simple" xlink:href="http://palinfo.habago.org/Entry?Command=Information_PrintForum&amp;iPage=1#FORUM39132"><text:span text:style-name="T1">#</text:span></text:a></text:p>
      <text:p text:style-name="P4">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2">衛思燕   |  2020.05.01 12:12   |   <text:a xlink:type="simple" xlink:href="http://palinfo.habago.org/Entry?Command=Information_PrintForum&amp;iPage=1#FORUM39131"><text:span text:style-name="T1">#</text:span></text:a></text:p>
      <text:p text:style-name="P3">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7">穎芝   |  2020.05.01 11:53   |   </text:p>
      <text:p text:style-name="P3">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2">https://youtu.be/4bg_XQ7m0Es</text:span></text:a></text:p>
      <text:p text:style-name="P2">林炤育   |  2020.05.01 10:51   |   <text:a xlink:type="simple" xlink:href="http://palinfo.habago.org/Entry?Command=Information_PrintForum&amp;iPage=2#FORUM39129"><text:span text:style-name="T1">#</text:span></text:a></text:p>
      <text:p text:style-name="P4">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2">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2">邹子恒   |  2020.05.01 09:34   |   <text:a xlink:type="simple" xlink:href="http://palinfo.habago.org/Entry?Command=Information_PrintForum&amp;iPage=2#FORUM39128"><text:span text:style-name="T1">#</text:span></text:a></text:p>
      <text:p text:style-name="P3">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2">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